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Conventions</text:p>
          </draw:text-box>
        </draw:frame>
        <draw:frame draw:style-name="TransBox" svg:width="31.8700cm" svg:height="3.5000cm" svg:x="1.0000cm" svg:y="8.8000cm">
          <draw:text-box>
            <text:p text:style-name="PBody">Consistent formatting makes commands safe to copy and easy to understand. This page defines every convention used throughout the guide. Shell prompts Command blocks</text:p>
          </draw:text-box>
        </draw:frame>
        <draw:frame draw:style-name="TransBox" svg:width="31.8700cm" svg:height="1.0000cm" svg:x="1.0000cm" svg:y="17.8000cm">
          <draw:text-box>
            <text:p text:style-name="PFooter">00-preface/03-convention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hell prompts</text:p>
            <text:p text:style-name="PBullet">▶  Command blocks</text:p>
            <text:p text:style-name="PBullet">▶  Expected output</text:p>
            <text:p text:style-name="PBullet">▶  File paths and interface names</text:p>
            <text:p text:style-name="PBullet">▶  Admonition types</text:p>
            <text:p text:style-name="PBullet">▶  Track badges</text:p>
            <text:p text:style-name="PBullet">▶  Terminolog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hell prompts</text:p>
          </draw:text-box>
        </draw:frame>
        <draw:frame draw:style-name="TransBox" svg:width="15.7350cm" svg:height="13.5500cm" svg:x="1.0000cm" svg:y="4.0000cm">
          <draw:text-box>
            <text:p text:style-name="PBullet">• Prompt: Meaning</text:p>
            <text:p text:style-name="PBullet">• $: Regular (unprivileged) user</text:p>
            <text:p text:style-name="PBullet">• : Root shell — only when sudo is insufficient or impractical</text:p>
            <text:p text:style-name="PBullet">• sudo command: Preferred way to escalate a single command</text:p>
            <text:p text:style-name="PBullet">• Example:</text:p>
            <text:p text:style-name="PBullet">• We use sudo command for isolated privileged operations. We introduce</text:p>
            <text:p text:style-name="PBullet">• sudo -i (interactive root shell) only in chapters where it's clearly needed,</text:p>
          </draw:text-box>
        </draw:frame>
        <draw:frame draw:style-name="CodeBox" svg:width="15.7350cm" svg:height="13.5500cm" svg:x="17.1350cm" svg:y="4.0000cm">
          <draw:text-box>
            <text:p text:style-name="PCode">$ whoami        # shows your username
$ sudo whoami   # shows: r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and blocks</text:p>
          </draw:text-box>
        </draw:frame>
        <draw:frame draw:style-name="TransBox" svg:width="15.7350cm" svg:height="13.5500cm" svg:x="1.0000cm" svg:y="4.0000cm">
          <draw:text-box>
            <text:p text:style-name="PBullet">• All commands are copy-paste safe. They do not include the prompt character</text:p>
            <text:p text:style-name="PBullet">• ($ / #) in the text you copy — only in the annotations.</text:p>
            <text:p text:style-name="PBullet">• Lines starting with # inside a code block are comments — do not run them.</text:p>
          </draw:text-box>
        </draw:frame>
        <draw:frame draw:style-name="CodeBox" svg:width="15.7350cm" svg:height="13.5500cm" svg:x="17.1350cm" svg:y="4.0000cm">
          <draw:text-box>
            <text:p text:style-name="PCode"># Install a package
sudo dnf install -y vi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pected output</text:p>
          </draw:text-box>
        </draw:frame>
        <draw:frame draw:style-name="TransBox" svg:width="15.7350cm" svg:height="13.5500cm" svg:x="1.0000cm" svg:y="4.0000cm">
          <draw:text-box>
            <text:p text:style-name="PBullet">• Labs use "look for a line containing…" style checks, not brittle full-output</text:p>
            <text:p text:style-name="PBullet">• copies. Example:</text:p>
            <text:p text:style-name="PBullet">• Look for a line containing: Active: active (running)</text:p>
            <text:p text:style-name="PBullet">• This is intentional — minor differences (timestamps, PIDs) should not cause</text:p>
            <text:p text:style-name="PBullet">• confusion.</text:p>
          </draw:text-box>
        </draw:frame>
        <draw:frame draw:style-name="CodeBox" svg:width="15.7350cm" svg:height="13.5500cm" svg:x="17.1350cm" svg:y="4.0000cm">
          <draw:text-box>
            <text:p text:style-name="PCode">sudo systemctl status ssh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paths and interface names</text:p>
          </draw:text-box>
        </draw:frame>
        <draw:frame draw:style-name="TransBox" svg:width="15.7350cm" svg:height="13.5500cm" svg:x="1.0000cm" svg:y="4.0000cm">
          <draw:text-box>
            <text:p text:style-name="PBullet">• Convention: Reason</text:p>
            <text:p text:style-name="PBullet">• Network interface shown as ens3: Common in QEMU/KVM VMs; yours may differ (check with ip link)</text:p>
            <text:p text:style-name="PBullet">• Disk shown as /dev/vda: Common in KVM VMs; bare metal often uses /dev/sda</text:p>
            <text:p text:style-name="PBullet">• Username shown as rhel: Replace with your actual username where relevant</text:p>
            <text:p text:style-name="PBullet">• When a command depends on a value you must substitute, it is shown in</text:p>
            <text:p text:style-name="PBullet">• angle-bracket uppercase:</text:p>
          </draw:text-box>
        </draw:frame>
        <draw:frame draw:style-name="CodeBox" svg:width="15.7350cm" svg:height="13.5500cm" svg:x="17.1350cm" svg:y="4.0000cm">
          <draw:text-box>
            <text:p text:style-name="PCode">sudo nmcli con mod &lt;CONNECTION-NAME&gt; ipv4.addresses 192.168.1.10/24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monition types</text:p>
          </draw:text-box>
        </draw:frame>
        <draw:frame draw:style-name="TransBox" svg:width="31.8700cm" svg:height="13.5500cm" svg:x="1.0000cm" svg:y="4.0000cm">
          <draw:text-box>
            <text:p text:style-name="PBullet">• 📝 Note</text:p>
            <text:p text:style-name="PBullet">• Background context or "good to know" information.</text:p>
            <text:p text:style-name="PBullet">• 💡 Pro tip</text:p>
            <text:p text:style-name="PBullet">• Shortcut, pattern, or insight that experienced admins use.</text:p>
            <text:p text:style-name="PBullet">• ⚠️ Do NOT do this</text:p>
            <text:p text:style-name="PBullet">• A common but incorrect approach. Followed immediately by the correct alternative.</text:p>
            <text:p text:style-name="PBullet">• 🚨 Destructive</text:p>
            <text:p text:style-name="PBullet">• This command modifies disk partitions, erases data, or changes system boot config.</text:p>
            <text:p text:style-name="PBullet">• Take a snapshot first.</text:p>
            <text:p text:style-name="PBullet">• ✅ Verif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ack badges</text:p>
          </draw:text-box>
        </draw:frame>
        <draw:frame draw:style-name="TransBox" svg:width="31.8700cm" svg:height="13.5500cm" svg:x="1.0000cm" svg:y="4.0000cm">
          <draw:text-box>
            <text:p text:style-name="PBullet">• Each chapter title includes a track label:</text:p>
            <text:p text:style-name="PBullet">• Badge: Meaning</text:p>
            <text:p text:style-name="PBullet">• (Onramp): Absolute beginner content</text:p>
            <text:p text:style-name="PBullet">• (RHCSA): Day-to-day system administration</text:p>
            <text:p text:style-name="PBullet">• (RHCE): Automation-first operations</text:p>
            <text:p text:style-name="PBullet">• (RHCA): Architecture-level dept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rminology</text:p>
          </draw:text-box>
        </draw:frame>
        <draw:frame draw:style-name="TransBox" svg:width="31.8700cm" svg:height="13.5500cm" svg:x="1.0000cm" svg:y="4.0000cm">
          <draw:text-box>
            <text:p text:style-name="PBullet">• host: the physical or virtual machine running RHEL</text:p>
            <text:p text:style-name="PBullet">• node: same as host, used in automation/multi-host context</text:p>
            <text:p text:style-name="PBullet">• control node: the machine running Ansible (often your laptop or a jump host)</text:p>
            <text:p text:style-name="PBullet">• managed node: a host Ansible configures</text:p>
            <text:p text:style-name="PBullet">• container: a rootless Podman container unless stated otherwis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ventions</text:p>
          </draw:text-box>
        </draw:frame>
        <draw:frame draw:style-name="TransBox" svg:width="31.8700cm" svg:height="13.5500cm" svg:x="1.0000cm" svg:y="4.0000cm">
          <draw:text-box>
            <text:p text:style-name="PBullet">✓  Shell prompts: Prompt: Meaning</text:p>
            <text:p text:style-name="PBullet">✓  Command blocks: All commands are copy-paste safe. They do not include the prompt character</text:p>
            <text:p text:style-name="PBullet">✓  Expected output: Labs use "look for a line containing…" style checks, not brittle full-output</text:p>
            <text:p text:style-name="PBullet">✓  File paths and interface names: Convention: Reason</text:p>
            <text:p text:style-name="PBullet">✓  Admonition types: 📝 Note</text:p>
            <text:p text:style-name="PBullet">✓  Track badges: Each chapter title includes a track label:</text:p>
            <text:p text:style-name="PBullet">✓  Terminology: host: the physical or virtual machine running RHE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